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FACM.isFinalState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FACM.buildDFA( CMNode syntaxTre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XSDFACM.postTreeBuildInit( CMNode nodeCu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DFACM.findMatchingDecl( QName curElem , int [ ] state , SubstitutionGroupHandler subGroupHandler , int elem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SDFACM.checkUniqueParticleAttribution( SubstitutionGroupHandler subGroupHandl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XSDFACM.calcFollowList( CMNode nodeCu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SDFACM.findMatchingDecl( QName curElem , SubstitutionGroupHandler subGroup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ccurence.Occurence( XSCMRepeatingLeaf leaf , int ele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FACM.isCompactedFor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FACM.makeDefStat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FACM.start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FACM.whatCanGoHere( int [ ] st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DFACM.XSDFACM( CMNode syntaxTree , int leaf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FACM.endContentModel( int [ ]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DFACM.oneTransition( QName curElem , int [ ] state , SubstitutionGroupHandler subGroupHandl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Occuren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FACM.dumpTree( CMNode nodeCur , int leve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64">
            <text:p text:style-name="Table_20_Contents"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